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ite Ein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ite Zwe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Luxi Sans1" style:font-size-asian="12pt" style:language-asian="none" style:country-asian="none" style:font-name-complex="Luxi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8-05-30T11:01:58</meta:creation-date>
    <dc:date>2008-05-30T11:34:50</dc:date>
    <dc:language>de-DE</dc:language>
    <meta:editing-cycles>3</meta:editing-cycles>
    <meta:editing-duration>PT32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" meta:word-count="4" meta:character-count="20"/>
  </office:meta>
</office:document-meta>
</file>